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0694in" fo:margin-bottom="0.0694in" fo:line-height="100%"/>
    </style:style>
    <style:style style:name="T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T3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P4" style:parent-style-name="Normal" style:family="paragraph">
      <style:paragraph-properties fo:margin-top="0.0694in" fo:margin-bottom="0.0694in" fo:line-height="100%"/>
    </style:style>
    <style:style style:name="T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T6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P7" style:parent-style-name="Normal" style:family="paragraph">
      <style:paragraph-properties fo:margin-top="0.0694in" fo:margin-bottom="0.0694in" fo:line-height="100%"/>
    </style:style>
    <style:style style:name="T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P9" style:parent-style-name="Normal" style:list-style-name="LFO5" style:family="paragraph">
      <style:paragraph-properties fo:margin-top="0.0694in" fo:margin-bottom="0.0694in" fo:line-height="100%"/>
    </style:style>
    <style:style style:name="T1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T11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P12" style:parent-style-name="Normal" style:list-style-name="LFO5" style:family="paragraph">
      <style:paragraph-properties fo:margin-top="0.0694in" fo:margin-bottom="0.0694in" fo:line-height="100%"/>
    </style:style>
    <style:style style:name="T1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T14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P15" style:parent-style-name="Normal" style:family="paragraph">
      <style:paragraph-properties fo:margin-top="0.0694in" fo:margin-bottom="0.0694in" fo:line-height="100%"/>
    </style:style>
    <style:style style:name="T1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P17" style:parent-style-name="Normal" style:list-style-name="LFO6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P18" style:parent-style-name="Normal" style:list-style-name="LFO6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P19" style:parent-style-name="Normal" style:family="paragraph">
      <style:paragraph-properties fo:margin-top="0.0694in" fo:margin-bottom="0.0694in" fo:line-height="100%"/>
    </style:style>
    <style:style style:name="T2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P21" style:parent-style-name="Normal" style:list-style-name="LFO7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P22" style:parent-style-name="Normal" style:family="paragraph">
      <style:paragraph-properties fo:margin-top="0.0694in" fo:margin-bottom="0.0694in" fo:line-height="100%"/>
    </style:style>
    <style:style style:name="T2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P24" style:parent-style-name="Normal" style:list-style-name="LFO8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P2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/>
    </style:style>
    <style:style style:name="TableColumn27" style:family="table-column">
      <style:table-column-properties style:column-width="3.643in"/>
    </style:style>
    <style:style style:name="TableColumn28" style:family="table-column">
      <style:table-column-properties style:column-width="2.8569in"/>
    </style:style>
    <style:style style:name="Table26" style:family="table">
      <style:table-properties style:width="6.5in" fo:margin-left="0in" table:align="left"/>
    </style:style>
    <style:style style:name="TableRow29" style:family="table-row">
      <style:table-row-properties/>
    </style:style>
    <style:style style:name="TableCell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TableCell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TableRow34" style:family="table-row">
      <style:table-row-properties/>
    </style:style>
    <style:style style:name="TableCell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Row39" style:family="table-row">
      <style:table-row-properties/>
    </style:style>
    <style:style style:name="TableCell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Row44" style:family="table-row">
      <style:table-row-properties/>
    </style:style>
    <style:style style:name="TableCell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Row49" style:family="table-row">
      <style:table-row-properties/>
    </style:style>
    <style:style style:name="TableCell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P5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/>
    </style:style>
    <style:style style:name="TableColumn56" style:family="table-column">
      <style:table-column-properties style:column-width="2.784in"/>
    </style:style>
    <style:style style:name="TableColumn57" style:family="table-column">
      <style:table-column-properties style:column-width="3.7159in"/>
    </style:style>
    <style:style style:name="Table55" style:family="table">
      <style:table-properties style:width="6.5in" fo:margin-left="0in" table:align="left"/>
    </style:style>
    <style:style style:name="TableRow58" style:family="table-row">
      <style:table-row-properties/>
    </style:style>
    <style:style style:name="TableCell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0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TableCell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2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TableRow63" style:family="table-row">
      <style:table-row-properties/>
    </style:style>
    <style:style style:name="TableCell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Row68" style:family="table-row">
      <style:table-row-properties/>
    </style:style>
    <style:style style:name="TableCell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Row73" style:family="table-row">
      <style:table-row-properties/>
    </style:style>
    <style:style style:name="TableCell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  <style:style style:name="TableCell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/>
    </style:style>
  </office:automatic-styles>
  <office:body>
    <office:text text:use-soft-page-breaks="true">
      <text:p text:style-name="P1"><text:span text:style-name="T2">Use Case Name:</text:span><text:span text:style-name="T3"><text:s/>Retain User Preferences Between Sessions</text:span></text:p>
      <text:p text:style-name="P4"><text:span text:style-name="T5">Primary Actor:</text:span><text:span text:style-name="T6"><text:s/>User</text:span></text:p>
      <text:p text:style-name="P7"><text:span text:style-name="T8">Stakeholders and Interests:</text:span></text:p>
      <text:list text:style-name="LFO5" text:continue-numbering="true">
        <text:list-item>
          <text:p text:style-name="P9"><text:span text:style-name="T10">User</text:span><text:span text:style-name="T11"><text:s/>– Wants their preferences (e.g., theme, language) to persist between sessions.</text:span></text:p>
        </text:list-item>
        <text:list-item>
          <text:p text:style-name="P12"><text:span text:style-name="T13">System</text:span><text:span text:style-name="T14"><text:s/>– Ensures user preferences are stored and retrieved efficiently.</text:span></text:p>
        </text:list-item>
      </text:list>
      <text:p text:style-name="P15"><text:span text:style-name="T16">Preconditions:</text:span></text:p>
      <text:list text:style-name="LFO6" text:continue-numbering="true">
        <text:list-item>
          <text:p text:style-name="P17">The user has an account.</text:p>
        </text:list-item>
        <text:list-item>
          <text:p text:style-name="P18">The user has previously set preferences in the system.</text:p>
        </text:list-item>
      </text:list>
      <text:p text:style-name="P19"><text:span text:style-name="T20">Success Conditions:</text:span></text:p>
      <text:list text:style-name="LFO7" text:continue-numbering="true">
        <text:list-item>
          <text:p text:style-name="P21">The system successfully saves and retrieves the user's preferences upon login.</text:p>
        </text:list-item>
      </text:list>
      <text:p text:style-name="P22"><text:span text:style-name="T23">Frequency of Occurrence:</text:span></text:p>
      <text:list text:style-name="LFO8" text:continue-numbering="true">
        <text:list-item>
          <text:p text:style-name="P24">Every time the user logs in or updates preferences.</text:p>
        </text:list-item>
      </text:list>
      <text:h text:style-name="P25" text:outline-level="3">Main Success Scenario:</text:h>
      <table:table table:style-name="Table26">
        <table:table-columns>
          <table:table-column table:style-name="TableColumn27"/>
          <table:table-column table:style-name="TableColumn28"/>
        </table:table-columns>
        <table:table-header-rows>
          <table:table-row table:style-name="TableRow29">
            <table:table-cell table:style-name="TableCell30">
              <text:p text:style-name="P31">User Actions</text:p>
            </table:table-cell>
            <table:table-cell table:style-name="TableCell32">
              <text:p text:style-name="P33">System Actions</text:p>
            </table:table-cell>
          </table:table-row>
        </table:table-header-rows>
        <table:table-row table:style-name="TableRow34">
          <table:table-cell table:style-name="TableCell35">
            <text:p text:style-name="P36">User modifies preferences (e.g., changes theme to dark mode, selects Spanish as language).</text:p>
          </table:table-cell>
          <table:table-cell table:style-name="TableCell37">
            <text:p text:style-name="P38">The system captures the changes and updates the preference settings.</text:p>
          </table:table-cell>
        </table:table-row>
        <table:table-row table:style-name="TableRow39">
          <table:table-cell table:style-name="TableCell40">
            <text:p text:style-name="P41">User logs out or closes the application.</text:p>
          </table:table-cell>
          <table:table-cell table:style-name="TableCell42">
            <text:p text:style-name="P43">The system stores the preferences in persistent storage (database).</text:p>
          </table:table-cell>
        </table:table-row>
        <table:table-row table:style-name="TableRow44">
          <table:table-cell table:style-name="TableCell45">
            <text:p text:style-name="P46">User reopens the application and logs in.</text:p>
          </table:table-cell>
          <table:table-cell table:style-name="TableCell47">
            <text:p text:style-name="P48">The system retrieves the stored preferences.</text:p>
          </table:table-cell>
        </table:table-row>
        <table:table-row table:style-name="TableRow49">
          <table:table-cell table:style-name="TableCell50">
            <text:p text:style-name="P51">System applies the retrieved preferences.</text:p>
          </table:table-cell>
          <table:table-cell table:style-name="TableCell52">
            <text:p text:style-name="P53">User sees the customized settings as per their last session.</text:p>
          </table:table-cell>
        </table:table-row>
      </table:table>
      <text:h text:style-name="P54" text:outline-level="3">Alternate Scenarios:</text:h>
      <table:table table:style-name="Table55">
        <table:table-columns>
          <table:table-column table:style-name="TableColumn56"/>
          <table:table-column table:style-name="TableColumn57"/>
        </table:table-columns>
        <table:table-header-rows>
          <table:table-row table:style-name="TableRow58">
            <table:table-cell table:style-name="TableCell59">
              <text:p text:style-name="P60">User Actions</text:p>
            </table:table-cell>
            <table:table-cell table:style-name="TableCell61">
              <text:p text:style-name="P62">System Actions</text:p>
            </table:table-cell>
          </table:table-row>
        </table:table-header-rows>
        <table:table-row table:style-name="TableRow63">
          <table:table-cell table:style-name="TableCell64">
            <text:p text:style-name="P65">User modifies preferences but experiences a system crash before saving.</text:p>
          </table:table-cell>
          <table:table-cell table:style-name="TableCell66">
            <text:p text:style-name="P67">The system does not retain changes as they were not stored.</text:p>
          </table:table-cell>
        </table:table-row>
        <table:table-row table:style-name="TableRow68">
          <table:table-cell table:style-name="TableCell69">
            <text:p text:style-name="P70">User logs in on a different device.</text:p>
          </table:table-cell>
          <table:table-cell table:style-name="TableCell71">
            <text:p text:style-name="P72">The system retrieves preferences from the database and applies them across devices.</text:p>
          </table:table-cell>
        </table:table-row>
        <table:table-row table:style-name="TableRow73">
          <table:table-cell table:style-name="TableCell74">
            <text:p text:style-name="P75">User updates preferences but loses internet connection.</text:p>
          </table:table-cell>
          <table:table-cell table:style-name="TableCell76">
            <text:p text:style-name="P77">The system temporarily stores the preferences locally and syncs them once the connection is restored.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hmed Jama</meta:initial-creator>
    <dc:creator>Ahmed Jama</dc:creator>
    <meta:creation-date>2025-03-13T00:07:00Z</meta:creation-date>
    <dc:date>2025-03-13T01:27:00Z</dc:date>
    <meta:template xlink:href="Normal" xlink:type="simple"/>
    <meta:editing-cycles>1</meta:editing-cycles>
    <meta:editing-duration>PT4800S</meta:editing-duration>
    <meta:document-statistic meta:page-count="2" meta:paragraph-count="3" meta:word-count="225" meta:character-count="1507" meta:row-count="10" meta:non-whitespace-character-count="1285"/>
  </office:meta>
</office:document-meta>
</file>